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14e258"/>
    </style:style>
    <style:style style:name="T1" style:family="text">
      <style:text-properties style:font-name="Times New Roman" fo:font-style="italic" style:font-style-asian="italic" style:font-name-complex="Times New Roman1" style:font-style-complex="italic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style:font-name-complex="Times New Roman1" style:font-weight-complex="bold"/>
    </style:style>
    <style:style style:name="T4" style:family="text">
      <style:text-properties style:font-name="Times New Roman" officeooo:rsid="00140aed" style:font-name-complex="Times New Roman1"/>
    </style:style>
    <style:style style:name="T5" style:family="text">
      <style:text-properties style:font-name="Times New Roman" fo:font-weight="bold" style:font-weight-asian="bold" style:font-name-complex="Times New Roman1"/>
    </style:style>
    <style:style style:name="T6" style:family="text">
      <style:text-properties style:font-name="Times New Roman" fo:font-weight="bold" style:font-weight-asian="bold" style:font-name-complex="Times New Roman1" style:font-weight-complex="bold"/>
    </style:style>
    <style:style style:name="Sect1" style:family="section">
      <style:section-properties text:dont-balance-text-columns="true" style:editable="false">
        <style:columns fo:column-count="3" fo:column-gap="0.0626in">
          <style:column style:rel-width="21845*" fo:start-indent="0in" fo:end-indent="0.0311in"/>
          <style:column style:rel-width="21845*" fo:start-indent="0.0311in" fo:end-indent="0.0311in"/>
          <style:column style:rel-width="21845*" fo:start-indent="0.031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text:span text:style-name="T1">Chapter 1 Introduction</text:span></text:p>
        <text:p text:style-name="P2"><text:span text:style-name="T2">■ </text:span><text:span text:style-name="T6">Synchronization refers to</text:span><text:span text:style-name="T2"> relationships among events. ■ </text:span><text:span text:style-name="T6">Synchronization constraints are </text:span><text:span text:style-name="T2">requirements pertaining to the ordering of events, examples include </text:span><text:span text:style-name="T6">serialization</text:span><text:span text:style-name="T2"> (event A before event B) and </text:span><text:span text:style-name="T6">mutual exclusion</text:span><text:span text:style-name="T2"> (event A and B must not happen at the same time). ■ </text:span><text:span text:style-name="T6">There are at least two different but equivalent computation models: 1) parallel processor </text:span><text:span text:style-name="T2">(multiple processors executing on different sequences of instructions) and</text:span><text:span text:style-name="T6"> 2) multi-threaded </text:span><text:span text:style-name="T2">(multiple threads on a single processor executing different sequences of instructions).</text:span><text:span text:style-name="T6"> </text:span><text:span text:style-name="T2">The models are equivalent because the issue is the same; </text:span><text:span text:style-name="T6">the order of instruction execution is unknown</text:span><text:span text:style-name="T2">. </text:span><text:span text:style-name="T6"><text:s/></text:span><text:span text:style-name="T2">■ </text:span><text:span text:style-name="T5">Two events are concurrent </text:span><text:span text:style-name="T3">if we cannot tell from the program which will happen first. </text:span><text:span text:style-name="T2">■ </text:span><text:span text:style-name="T6">Concurrent programs are </text:span><text:span text:style-name="T2">non-deterministic. Specific order of instruction execution may change, depending on the scheduler. Challenging to debug (Heisenbugs). ■ </text:span><text:span text:style-name="T5">The execution path is </text:span><text:span text:style-name="T3">the realized sequence of executed instructions during an invocation of a program. It is an instance of all permutations of the instruction execution sequence.</text:span><text:span text:style-name="T2"> ■ </text:span><text:span text:style-name="T6">Atomic operations cannot be interrupted. </text:span><text:span text:style-name="T2">■</text:span><text:span text:style-name="T6"> A high-level language may hide the atomicity of operations. </text:span><text:span text:style-name="T2">For example x = x + 1; is potentially multiple machine instructions, each of which can be interrupted.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Daniel Vyenielo</meta:initial-creator>
    <dc:creator>Daniel Vyenielo</dc:creator>
    <meta:editing-cycles>12</meta:editing-cycles>
    <meta:creation-date>2019-11-21T06:48:00</meta:creation-date>
    <dc:date>2019-12-23T19:55:00</dc:date>
    <meta:editing-duration>PT7H22M</meta:editing-duration>
    <meta:generator>LibreOffice/7.1.1.2$Linux_X86_64 LibreOffice_project/dd797d330b34196606d0870aaa694e9504402ca1</meta:generator>
    <meta:document-statistic meta:table-count="0" meta:image-count="0" meta:object-count="0" meta:page-count="1" meta:paragraph-count="2" meta:word-count="195" meta:character-count="1307" meta:non-whitespace-character-count="1112"/>
    <meta:user-defined meta:name="AppVersion">16.0000</meta:user-defined>
    <meta:template xlink:type="simple" xlink:actuate="onRequest" xlink:title="Normal.dotm" xlink:href=""/>
  </office:meta>
</office:document-meta>
</file>